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KeyrefTraverser.XSDKeyrefTraverser( XSDHandler handler , XSAttributeChecker gAttr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KeyrefTraverser.traverse( Element krElem , XSElementDecl element , XSDocumentInfo schemaDoc , SchemaGrammar gramma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